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" manifest:full-path="Basic/Standard/SimpleCompon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/>
    <style:style style:name="gr1" style:family="graphic">
      <style:graphic-properties style:wrap="run-through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CrerateDialog" form:control-implementation="ooo:com.sun.star.form.component.CommandButton" form:id="control1" form:label="Press to use the simple component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SimpleComponent.demonstrateSimpleCompon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6.799cm" svg:height="1.25cm" svg:x="4.941cm" svg:y="5.015cm" draw:control="control1"/>The example provides a simple UNO component which implements the “XSomething” interface. When the button is pressed a basic macro is executed and this macro creates a new instance of the component which implements the service “MyService1” and calls the “methodOne” function of the “XSomething” interface. The macro pops up a message box with the return value of <text:s/>“methodOne”. The implementation of <text:s/>“methodOne” simply appends the text given by the parameter to the string “called methodOne() of MyService1 implementation: ” and returns the new string. You can take a closer look to the Basic macro by editing the macro: Select Tools -&gt; Macros -&gt; Macro, navigate into the document section of <text:s/>“SimpleComponent.odt”, select the Standard -&gt; “SimpleComponent” module, select the “demonstrateSimpleComponent” macro and press the edi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2-12-11T13:37:07</meta:creation-date>
    <dc:date>2005-01-12T10:43:22</dc:date>
    <dc:language>en-US</dc:language>
    <meta:editing-cycles>14</meta:editing-cycles>
    <meta:editing-duration>PT3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23" meta:character-count="836"/>
  </office:meta>
</office:document-meta>
</file>

<file path=Basic/Standard/SimpleComponent.xml><?xml version="1.0" encoding="utf-8"?>
<!DOCTYPE module  PUBLIC '-//OpenOffice.org//DTD OfficeDocument 1.0//EN'  'module.dtd'>
<script:module xmlns:script="http://openoffice.org/2000/script" script:name="SimpleComponent" script:language="StarBasic">REM  *****  BASIC  *****

Sub demonstrateSimpleComponent
	Dim oSimpleComponent
	oSimpleComponent = CreateUnoService( "my_module.MyService1" )
	msgbox oSimpleComponent.methodOne( "Component succesfully instantiated and running!" )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impleCompon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